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0000" style:font-name="Ari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ilhaComArray x PilhaEncadeadaComAlocaçãoDinâmica</text:p>
      <text:p text:style-name="P1"/>
      <text:p text:style-name="P4"><text:tab/>A vantagem da PilhaEncadeadaComAlocaçãoDinâmica em relação a PilhaComArray é que a primeira não tem limite de tamanho. Isto é pode-se adicionar tantos elementos quanto se queira ou até enquanto exista memória suficiente.</text:p>
      <text:p text:style-name="P2"/>
      <text:p text:style-name="P3">FilaComArray x FilaComArrayCircular x FilaEncadeadaComAlocaçãoDinâmica</text:p>
      <text:p text:style-name="P3"/>
      <text:p text:style-name="P5"><text:tab/>A vantagem da FilaComArrayCircular em relação a FilaComArray é que na primeira são deslocados apenas os ponteiros e não os elementos como acontece na última. Comparando as duas FilasComArray em relação a FilaEncadeadaComAlocaçãoDinâmica é que nesta pode-se ter tantos elementos quanto se queira, enquanto que as duas primeiras são limitada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04-09T21:48:10</meta:creation-date>
    <dc:date>2011-05-08T13:18:03</dc:date>
    <dc:creator>Lucas Pereira</dc:creator>
    <meta:editing-duration>PT00H10M57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90" meta:character-count="682"/>
  </office:meta>
</office:document-meta>
</file>